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line-height="150%" fo:text-indent="-0.635cm" style:auto-text-indent="false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line-height="150%" fo:text-indent="-0.635cm" style:auto-text-indent="false"/>
      <style:text-properties officeooo:rsid="0014d862" officeooo:paragraph-rsid="0014d862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line-height="150%" fo:text-indent="-0.635cm" style:auto-text-indent="false"/>
      <style:text-properties officeooo:rsid="00150418" officeooo:paragraph-rsid="00150418"/>
    </style:style>
    <style:style style:name="P4" style:family="paragraph" style:parent-style-name="Standard">
      <style:paragraph-properties fo:margin-left="0.794cm" fo:margin-right="0cm" fo:margin-top="0cm" fo:margin-bottom="0.212cm" loext:contextual-spacing="false" fo:line-height="150%" fo:text-indent="-0.794cm" style:auto-text-indent="false"/>
      <style:text-properties fo:font-size="12pt" style:font-size-asian="12pt"/>
    </style:style>
    <style:style style:name="P5" style:family="paragraph" style:parent-style-name="Standard">
      <style:paragraph-properties fo:margin-left="0cm" fo:margin-right="0cm" fo:margin-top="0.212cm" fo:margin-bottom="0.212cm" loext:contextual-spacing="false" fo:line-height="150%" fo:text-indent="0cm" style:auto-text-indent="false">
        <style:tab-stops>
          <style:tab-stop style:position="-0.635cm"/>
        </style:tab-stops>
      </style:paragraph-properties>
    </style:style>
    <style:style style:name="P6" style:family="paragraph" style:parent-style-name="Heading_20_1" style:master-page-name="Standard">
      <style:paragraph-properties fo:margin-top="0.212cm" fo:margin-bottom="0.106cm" loext:contextual-spacing="false" fo:text-align="center" style:justify-single-word="false" style:page-number="1"/>
    </style:style>
    <style:style style:name="P7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size="12pt" style:font-size-asian="12pt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raded Problems for Module 4</text:h>
      <text:p text:style-name="P5"><text:span text:style-name="T1"/></text:p>
      <text:p text:style-name="P1"><text:span text:style-name="T1">1.<text:tab/>List the city, state, and zip codes in the customer table. <text:s/>Your result should not have duplicates. (Hint: The DISTINCT keyword eliminates duplicates.)</text:span></text:p>
      <text:p text:style-name="P2"><text:span text:style-name="T1">Query:</text:span></text:p>
      <text:p text:style-name="P2"><text:span text:style-name="T1">select distinct CustCity,CustState,CustZip from Customer;</text:span></text:p>
      <text:p text:style-name="P2"><text:span text:style-name="T1"/></text:p>
      <text:p text:style-name="P1"><text:span text:style-name="T1">2.<text:tab/>List the name, department, phone number, and email address of employees with a phone number beginning with “3-”.</text:span></text:p>
      <text:p text:style-name="P3"><text:span text:style-name="T1">Query:</text:span></text:p>
      <text:p text:style-name="P3"><text:span text:style-name="T1">select EMPNAME,DEPARTMENT,PHONE,EMAIL </text:span></text:p>
      <text:p text:style-name="P3"><text:span text:style-name="T1">from Employee </text:span></text:p>
      <text:p text:style-name="P3"><text:span text:style-name="T1">where PHONE like '3-';</text:span></text:p>
      <text:p text:style-name="P3"><text:span text:style-name="T1"/></text:p>
      <text:p text:style-name="P1"><text:span text:style-name="T1">3.<text:tab/>List all columns of the resource table with a rate between $10 and $20. Sort the result by rate.</text:span></text:p>
      <text:p text:style-name="P3"><text:span text:style-name="T1">Query:</text:span></text:p>
      <text:p text:style-name="P3"><text:span text:style-name="T1">select * </text:span></text:p>
      <text:p text:style-name="P3"><text:span text:style-name="T1">from RESOURCETBL </text:span></text:p>
      <text:p text:style-name="P3"><text:span text:style-name="T1">where rate between 10 and 20 </text:span></text:p>
      <text:p text:style-name="P3"><text:span text:style-name="T1">order by rate;</text:span></text:p>
      <text:p text:style-name="P3"><text:span text:style-name="T1"/></text:p>
      <text:p text:style-name="P1"><text:span text:style-name="T1">4.<text:tab/>List the event requests with a status of “Approved” or “Denied” and an authorized date in July 2018. Include the event number, authorization date, and status in the output. (Hint: see the examples in Module 4 for date constants in Oracle and MySQL.)</text:span></text:p>
      <text:p text:style-name="P3"><text:span text:style-name="T1">Query:</text:span></text:p>
      <text:p text:style-name="P3"><text:soft-page-break/><text:span text:style-name="T1">select EVENTNO,DATEHELD,STATUS </text:span></text:p>
      <text:p text:style-name="P3"><text:span text:style-name="T1">from EVENTREQUEST</text:span></text:p>
      <text:p text:style-name="P3"><text:span text:style-name="T1"><text:s/>where (STATUS='Approved' OR STATUS='DENIED') </text:span></text:p>
      <text:p text:style-name="P3"><text:span text:style-name="T1">AND DATEAUTH like '2018-07-%';</text:span></text:p>
      <text:p text:style-name="P3"><text:span text:style-name="T1"/></text:p>
      <text:p text:style-name="P1"><text:span text:style-name="T1">5.<text:tab/>List the location number and name of locations that are part of the “Basketball arena”. <text:s/>Your WHERE clause should not have a condition involving the facility number compared to a constant (“F101”). Instead, you should use a condition on the FacName column for the value of “Basketball arena”.</text:span></text:p>
      <text:p text:style-name="P3"><text:span text:style-name="T1">Query:</text:span></text:p>
      <text:p text:style-name="P3"><text:span text:style-name="T1">select locno,locname </text:span></text:p>
      <text:p text:style-name="P3"><text:span text:style-name="T1">from Location,Facility </text:span></text:p>
      <text:p text:style-name="P3"><text:span text:style-name="T1">where facname='Basketball arena' and Facility.facno=Location.facno;</text:span></text:p>
      <text:p text:style-name="P3"><text:span text:style-name="T1"/></text:p>
      <text:p text:style-name="P1"><text:span text:style-name="T1">6.<text:tab/>For each event plan, list the plan number, count of the event plan lines, and sum of the number of resources assigned. <text:s/>For example, plan number “P100” has 4 lines and 7 resources assigned. <text:s/>You only need to consider event plans that have at least one line.</text:span></text:p>
      <text:p text:style-name="P3"><text:span text:style-name="T1">Query:</text:span></text:p>
      <text:p text:style-name="P3"><text:span text:style-name="T1">select PLANNO,count(distinct(LINENO)) as NumberOfLines,count(RESNO) as Resources </text:span></text:p>
      <text:p text:style-name="P3"><text:span text:style-name="T1">from EVENTPLANLINE </text:span></text:p>
      <text:p text:style-name="P3"><text:span text:style-name="T1">group by PLANNO </text:span></text:p>
      <text:p text:style-name="P3"><text:span text:style-name="T1">having count(LINENO)&gt;0;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57cm" fo:text-indent="-0.635cm" fo:margin-left="2.05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327cm" fo:text-indent="-0.635cm" fo:margin-left="3.327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407cm" fo:text-indent="-0.635cm" fo:margin-left="8.407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77cm" fo:text-indent="-0.635cm" fo:margin-left="9.67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47cm" fo:text-indent="-0.635cm" fo:margin-left="10.947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217cm" fo:text-indent="-0.635cm" fo:margin-left="12.2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1T14:05:36.950816027">3/1/2020</text:date><text:tab/>Assignment 2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3-01T14:05:36.884352236</dc:date>
    <meta:print-date>2007-09-04T12:54:00</meta:print-date>
    <meta:editing-cycles>258</meta:editing-cycles>
    <meta:editing-duration>PT10H6M30S</meta:editing-duration>
    <meta:document-statistic meta:table-count="0" meta:image-count="0" meta:object-count="0" meta:page-count="2" meta:paragraph-count="33" meta:word-count="280" meta:character-count="1841" meta:non-whitespace-character-count="1577"/>
    <meta:generator>LibreOffice/6.0.7.3$Linux_X86_64 LibreOffice_project/00m0$Build-3</meta:generator>
  </office:meta>
</office:document-meta>
</file>